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standard">
      <style:graphic-properties draw:fill-color="#99ccff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draw:stroke="dash" draw:stroke-dash="Fine_20_Dott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6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28cm"/>
    </style:style>
    <style:style style:name="gr9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3cm"/>
    </style:style>
    <style:style style:name="gr12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draw:fill="none" fo:min-height="19.725cm"/>
    </style:style>
    <style:style style:name="gr15" style:family="graphic" style:parent-style-name="standard">
      <style:graphic-properties draw:stroke="none" draw:fill="none" fo:min-height="3.542cm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64cm" fo:min-width="0cm" fo:padding-top="0.069cm" fo:padding-bottom="0cm" fo:padding-left="0cm" fo:padding-right="0cm" fo:wrap-option="wrap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7cm" fo:min-width="0cm" fo:padding-top="0.064cm" fo:padding-bottom="0cm" fo:padding-left="0cm" fo:padding-right="0cm" fo:wrap-option="wrap" draw:shadow-color="#808080"/>
    </style:style>
    <style:style style:name="pr3" style:family="presentation" style:parent-style-name="Default-notes">
      <style:graphic-properties draw:stroke="none" draw:fill="none" draw:fill-color="#ffffff" fo:min-height="13.116cm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643cm" fo:min-width="0cm" fo:padding-top="0.069cm" fo:padding-bottom="0cm" fo:padding-left="0cm" fo:padding-right="0cm" fo:wrap-option="wrap" draw:shadow-color="#808080"/>
    </style:style>
    <style:style style:name="pr5" style:family="presentation" style:parent-style-name="Default-outline2">
      <style:graphic-properties draw:stroke="none" draw:fill="none" fo:min-height="0.946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599cm" fo:margin-bottom="0.101cm" fo:line-height="93%" fo:text-indent="0cm" style:punctuation-wrap="simple" style:line-break="strict"/>
    </style:style>
    <style:style style:name="P4" style:family="paragraph">
      <style:paragraph-properties fo:margin-left="1.199cm" fo:margin-right="0cm" fo:margin-top="0.599cm" fo:margin-bottom="0.101cm" fo:line-height="93%" fo:text-indent="-0.9cm" style:punctuation-wrap="simple" style:line-break="strict"/>
    </style:style>
    <style:style style:name="P5" style:family="paragraph">
      <style:paragraph-properties fo:text-align="center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color="#dc2300" fo:font-size="54pt" style:font-size-asian="54pt" style:font-size-complex="54pt"/>
    </style:style>
    <style:style style:name="P10" style:family="paragraph">
      <style:paragraph-properties fo:margin-left="0cm" fo:margin-right="0cm" fo:margin-top="0.599cm" fo:margin-bottom="0.101cm" fo:line-height="93%" fo:text-indent="0cm" style:punctuation-wrap="simple" style:line-break="strict"/>
      <style:text-properties fo:font-size="24pt" style:font-size-asian="24pt" style:font-size-complex="24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T1" style:family="text">
      <style:text-properties fo:color="#000000" fo:language="en" fo:country="US"/>
    </style:style>
    <style:style style:name="T2" style:family="text">
      <style:text-properties fo:color="#808080" fo:language="en" fo:country="US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8pt"/>
    </style:style>
    <style:style style:name="T5" style:family="text">
      <style:text-properties fo:color="#dc2300" fo:font-size="54pt" style:font-size-asian="54pt" style:font-size-complex="54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0" style:family="text">
      <style:text-properties fo:color="#dc2300" fo:font-size="10pt" fo:font-weight="normal" style:font-size-asian="10pt" style:font-weight-asian="normal" style:font-size-complex="10pt" style:font-weight-complex="normal"/>
    </style:style>
    <style:style style:name="T11" style:family="text">
      <style:text-properties fo:color="#0000ff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color="#004a4a"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color="#dc2300" fo:font-size="9pt" fo:font-weight="bold" style:font-size-asian="9pt" style:font-weight-asian="bold" style:font-size-complex="9pt" style:font-weight-complex="bold"/>
    </style:style>
    <style:style style:name="T17" style:family="text">
      <style:text-properties fo:color="#dc2300" fo:font-size="9pt" style:font-size-asian="9pt" style:font-size-complex="9pt"/>
    </style:style>
    <style:style style:name="T18" style:family="text">
      <style:text-properties fo:color="#2300dc" fo:font-size="9pt" fo:font-weight="bold" style:font-size-asian="9pt" style:font-weight-asian="bold" style:font-size-complex="9pt" style:font-weight-complex="bold"/>
    </style:style>
    <style:style style:name="T19" style:family="text">
      <style:text-properties fo:color="#2300dc" fo:font-size="9pt" style:font-size-asian="9pt" style:font-size-complex="9pt"/>
    </style:style>
    <style:style style:name="T20" style:family="text">
      <style:text-properties fo:color="#ff00ff" fo:font-size="9pt" fo:font-weight="bold" style:font-size-asian="9pt" style:font-weight-asian="bold" style:font-size-complex="9pt" style:font-weight-complex="bold"/>
    </style:style>
    <style:style style:name="T21" style:family="text">
      <style:text-properties fo:color="#ff00ff" fo:font-size="9pt" style:font-size-asian="9pt" style:font-size-complex="9pt"/>
    </style:style>
    <style:style style:name="T22" style:family="text">
      <style:text-properties fo:color="#000000" fo:font-size="24pt" fo:language="en" fo:country="US" style:font-size-asian="24pt" style:font-size-complex="24pt"/>
    </style:style>
    <style:style style:name="T23" style:family="text">
      <style:text-properties style:use-window-font-color="true" fo:font-size="24pt" fo:language="en" fo:country="US" style:font-size-asian="24pt" style:font-size-complex="24pt"/>
    </style:style>
    <style:style style:name="T24" style:family="text">
      <style:text-properties fo:color="#808080" fo:font-size="24pt" fo:language="en" fo:country="US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299cm" text:min-label-width="0.9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8cm" svg:height="2.333cm" svg:x="1.199cm" svg:y="0.825cm" presentation:class="title" presentation:user-transformed="true">
          <draw:text-box>
            <text:list text:style-name="L1">
              <text:list-item>
                <text:p text:style-name="P1"><text:span text:style-name="T1">Executing LEMS models via LEMS-Lite</text:span></text:p>
              </text:list-item>
            </text:list>
          </draw:text-box>
        </draw:frame>
        <draw:frame presentation:style-name="pr2" draw:text-style-name="P2" draw:layer="layout" svg:width="25.197cm" svg:height="17.466cm" svg:x="1.397cm" svg:y="4.912cm" presentation:class="outline" presentation:user-transformed="true">
          <draw:text-box>
            <text:list text:style-name="L2">
              <text:list-item>
                <text:p text:style-name="P3"><text:span text:style-name="T1">Familiar old problem</text:span></text:p>
                <text:list>
                  <text:list-item>
                    <text:p><text:span text:style-name="T1">Published descriptions of models in neuroscience are almost always inadequate for reproducing results.</text:span></text:p>
                  </text:list-item>
                  <text:list-item>
                    <text:p><text:span text:style-name="T1">You can't do much science if you can't <text:s/>analyze, extend, reuse or build upon other people's work. </text:span></text:p>
                  </text:list-item>
                </text:list>
              </text:list-item>
              <text:list-item>
                <text:p text:style-name="P3"><text:span text:style-name="T1">Familiar old solution</text:span></text:p>
                <text:list>
                  <text:list-item>
                    <text:p><text:span text:style-name="T1">Declarative model descriptions using basic design principles form software engineering: separate logic (equations) from data (parameter values); avoid duplication; think about your design and refactor as needed.</text:span></text:p>
                  </text:list-item>
                  <text:list-item>
                    <text:p><text:span text:style-name="T1"><text:s/></text:span><text:span text:style-name="T1">As implemented in LEMS-NeuroML. Related efforts include NineML, SpineML, SBML thought these focus more on machine-readability, less on human writability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1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" presentation:class="page"/>
          <draw:frame presentation:style-name="pr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1.712cm" svg:x="1.428cm" svg:y="0.903cm" presentation:class="title" presentation:user-transformed="true">
          <draw:text-box>
            <text:list text:style-name="L1">
              <text:list-header>
                <text:p text:style-name="P1"><text:span text:style-name="T1">What next?</text:span></text:p>
              </text:list-header>
            </text:list>
          </draw:text-box>
        </draw:frame>
        <draw:frame presentation:style-name="pr2" draw:text-style-name="P2" draw:layer="layout" svg:width="25.197cm" svg:height="13.861cm" svg:x="1.287cm" svg:y="4.802cm" presentation:class="outline" presentation:user-transformed="true">
          <draw:text-box>
            <text:list text:style-name="L2">
              <text:list-item>
                <text:p text:style-name="P3"><text:span text:style-name="T1">How do you execute models?</text:span></text:p>
                <text:list>
                  <text:list-item>
                    <text:p><text:span text:style-name="T2">Map NeuroML/LEMS models to existing tools, such as Neuron</text:span></text:p>
                  </text:list-item>
                  <text:list-item>
                    <text:p><text:span text:style-name="T2">New simulators designed for the LEMS data model. jLEMS, pyLEMS</text:span></text:p>
                  </text:list-item>
                  <text:list-item>
                    <text:p><text:span text:style-name="T1">Generate code for general purpose compilers</text:span></text:p>
                  </text:list-item>
                  <text:list-item>
                    <text:p><text:span text:style-name="T1">Generate code for custom hardwa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" presentation:class="page"/>
          <draw:frame presentation:style-name="pr3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8.401cm" svg:height="6.614cm" svg:x="1.406cm" svg:y="0.892cm">
          <text:p text:style-name="P5">LEMS</text:p>
          <text:p text:style-name="P5"/>
          <text:p text:style-name="P5">Embeds knowledge of:</text:p>
          <text:p text:style-name="P5"/>
          <text:p text:style-name="P5">Physics – dimensionality</text:p>
          <text:p text:style-name="P5">Geometry – containment, </text:p>
          <text:p text:style-name="P5">adjacency, trees, </text:p>
          <text:p text:style-name="P5">1-D skeleton of 3-D 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265cm" svg:height="4.379cm" svg:x="18.751cm" svg:y="13.286cm">
          <text:p text:style-name="P5">Source code for </text:p>
          <text:p text:style-name="P5">custom</text:p>
          <text:p text:style-name="P5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6.265cm" svg:height="4.379cm" svg:x="18.346cm" svg:y="7.793cm">
          <text:p text:style-name="P5">Source code for </text:p>
          <text:p text:style-name="P5">general purpose</text:p>
          <text:p text:style-name="P5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layer="layout" svg:x1="10.641cm" svg:y1="4.947cm" svg:x2="17.658cm" svg:y2="8.686cm">
          <text:p/>
        </draw:line>
        <draw:line draw:style-name="gr5" draw:layer="layout" svg:x1="10.641cm" svg:y1="6.126cm" svg:x2="18.147cm" svg:y2="14.409cm">
          <text:p/>
        </draw:line>
        <draw:frame draw:style-name="gr6" draw:text-style-name="P6" draw:layer="layout" svg:width="1.366cm" svg:height="2.212cm" svg:x="13.92cm" svg:y="8.311cm">
          <draw:text-box>
            <text:p><text:span text:style-name="T3">?</text:span></text:p>
          </draw:text-box>
        </draw:frame>
        <presentation:notes draw:style-name="dp2">
          <draw:page-thumbnail draw:style-name="gr1" draw:layer="layout" svg:width="14.847cm" svg:height="11.134cm" svg:x="3.074cm" svg:y="2.258cm" draw:page-number="3" presentation:class="page"/>
          <draw:frame presentation:style-name="pr3" draw:text-style-name="P7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2" draw:text-style-name="P8" draw:layer="layout" svg:width="8.429cm" svg:height="7.218cm" svg:x="1.406cm" svg:y="0.892cm">
          <text:p text:style-name="P5"><text:span text:style-name="T4">LEMS</text:span></text:p>
          <text:p text:style-name="P5"><text:span text:style-name="T4"/></text:p>
          <text:p text:style-name="P5"><text:span text:style-name="T4">Embeds knowledge of:</text:span></text:p>
          <text:p text:style-name="P5"><text:span text:style-name="T4"/></text:p>
          <text:p text:style-name="P5"><text:span text:style-name="T4">Physics – dimensionality</text:span></text:p>
          <text:p text:style-name="P5"><text:span text:style-name="T4">Geometry – containment, </text:span></text:p>
          <text:p text:style-name="P5"><text:span text:style-name="T4">adjacency, trees, </text:span></text:p>
          <text:p text:style-name="P5"><text:span text:style-name="T4">1-D skeleton of 3-D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6.265cm" svg:height="4.379cm" svg:x="19.151cm" svg:y="13.2cm">
          <text:p text:style-name="P5"><text:span text:style-name="T4">Source code for </text:span></text:p>
          <text:p text:style-name="P5"><text:span text:style-name="T4">general purpose</text:span></text:p>
          <text:p text:style-name="P5"><text:span text:style-name="T4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layer="layout" svg:x1="10.295cm" svg:y1="5.838cm" svg:x2="18.434cm" svg:y2="12.971cm">
          <text:p/>
        </draw:line>
        <draw:frame draw:style-name="gr7" draw:text-style-name="P9" draw:layer="layout" svg:width="1.772cm" svg:height="2.376cm" svg:x="11.658cm" svg:y="5.838cm">
          <draw:text-box>
            <text:p><text:span text:style-name="T5">X</text:span></text:p>
          </draw:text-box>
        </draw:frame>
        <draw:frame draw:style-name="gr8" draw:layer="layout" svg:width="11.561cm" svg:height="4.499cm" svg:x="14.235cm" svg:y="3.796cm">
          <draw:text-box>
            <text:p>Single-step code generation embeds a lot of knowledge – physics, geometry, and numerics.</text:p>
            <text:p/>
            <text:p>We've swapped a monolithic simulator for a monolithic code generator.</text:p>
          </draw:text-box>
        </draw:frame>
        <presentation:notes draw:style-name="dp2">
          <draw:page-thumbnail draw:style-name="gr1" draw:layer="layout" svg:width="14.847cm" svg:height="11.134cm" svg:x="3.074cm" svg:y="2.258cm" draw:page-number="4" presentation:class="page"/>
          <draw:frame presentation:style-name="pr3" draw:text-style-name="P7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custom-shape draw:style-name="gr2" draw:text-style-name="P8" draw:layer="layout" svg:width="8.027cm" svg:height="5.032cm" svg:x="1.406cm" svg:y="0.892cm">
          <text:p text:style-name="P5"><text:span text:style-name="T4">LEMS</text:span></text:p>
          <text:p text:style-name="P5"><text:span text:style-name="T4"/></text:p>
          <text:p text:style-name="P5"><text:span text:style-name="T4">Physics – dimensionality</text:span></text:p>
          <text:p text:style-name="P5"><text:span text:style-name="T4">Geometry – containment, </text:span></text:p>
          <text:p text:style-name="P5"><text:span text:style-name="T4">adjacency, trees, </text:span></text:p>
          <text:p text:style-name="P5"><text:span text:style-name="T4">1-D skeleton of 3-D tre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8" draw:layer="layout" svg:width="6.265cm" svg:height="2.94cm" svg:x="21.309cm" svg:y="13.92cm">
          <text:p text:style-name="P5"><text:span text:style-name="T4">Source code for </text:span></text:p>
          <text:p text:style-name="P5"><text:span text:style-name="T4">general purpose</text:span></text:p>
          <text:p text:style-name="P5"><text:span text:style-name="T4">hardw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5" draw:layer="layout" svg:width="7.534cm" svg:height="3.537cm" svg:x="18.263cm" svg:y="3.97cm">
          <text:p text:style-name="P5">Flat LEMS model </text:p>
          <text:p text:style-name="P5">Still expressed in LEMS</text:p>
          <text:p text:style-name="P5">Comparable to Nine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9.663cm" svg:height="5.896cm" svg:x="0.46cm" svg:y="13.66cm">
          <text:p text:style-name="P5">LEMS-Lite</text:p>
          <text:p text:style-name="P5"/>
          <text:p text:style-name="P5">Components, Arrays, </text:p>
          <text:p text:style-name="P5">Update rules, Connections</text:p>
          <text:p text:style-name="P5"><text:span text:style-name="T6">No geometry</text:span></text:p>
          <text:p text:style-name="P5"><text:span text:style-name="T6">No ODEs</text:span></text:p>
          <text:p text:style-name="P5"><text:span text:style-name="T6">No neuroscience ter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5.206cm" svg:height="2.157cm" svg:x="19.182cm" svg:y="17.975cm">
          <text:p text:style-name="P5">Code for custom </text:p>
          <text:p text:style-name="P5">hardwa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layer="layout" svg:x1="10.238cm" svg:y1="3.653cm" svg:x2="17.341cm" svg:y2="5.234cm">
          <text:p/>
        </draw:line>
        <draw:line draw:style-name="gr4" draw:layer="layout" svg:x1="17.571cm" svg:y1="7.334cm" svg:x2="8.426cm" svg:y2="13.085cm">
          <text:p/>
        </draw:line>
        <draw:line draw:style-name="gr4" draw:layer="layout" svg:x1="11.244cm" svg:y1="15.559cm" svg:x2="20.879cm" svg:y2="15.789cm">
          <text:p/>
        </draw:line>
        <draw:line draw:style-name="gr4" draw:layer="layout" svg:x1="11.36cm" svg:y1="15.904cm" svg:x2="18.607cm" svg:y2="18.349cm">
          <text:p/>
        </draw:line>
        <draw:frame draw:style-name="gr10" draw:layer="layout" svg:width="6.992cm" svg:height="2.375cm" svg:x="10.382cm" svg:y="1.41cm">
          <draw:text-box>
            <text:p>Stage 1: </text:p>
            <text:p>Remove physics and </text:p>
            <text:p>Geometry. Keep ODEs</text:p>
          </draw:text-box>
        </draw:frame>
        <draw:frame draw:style-name="gr11" draw:layer="layout" svg:width="7.65cm" svg:height="3.791cm" svg:x="4.228cm" svg:y="8.08cm">
          <draw:text-box>
            <text:p>Stage 2:</text:p>
            <text:p>Combine with declarative representation of numerics</text:p>
            <text:p>ODEs → update rules</text:p>
          </draw:text-box>
        </draw:frame>
        <draw:custom-shape draw:style-name="gr12" draw:text-style-name="P5" draw:layer="layout" svg:width="9.836cm" svg:height="2.444cm" svg:x="15.5cm" svg:y="9.002cm">
          <text:p text:style-name="P5">Numerical Integration Schemes</text:p>
          <text:p text:style-name="P5">Euler, RK4, Crank Nicolson et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layer="layout" svg:x1="15.328cm" svg:y1="9.836cm" svg:x2="12.625cm" svg:y2="10.44cm">
          <text:p/>
        </draw:line>
        <presentation:notes draw:style-name="dp2">
          <draw:page-thumbnail draw:style-name="gr1" draw:layer="layout" svg:width="14.847cm" svg:height="11.134cm" svg:x="3.074cm" svg:y="2.258cm" draw:page-number="5" presentation:class="page"/>
          <draw:frame presentation:style-name="pr3" draw:text-style-name="P7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4" draw:layer="layout" svg:width="11.38cm" svg:height="20.648cm" svg:x="1.261cm" svg:y="0.567cm">
          <draw:text-box>
            <text:p><text:span text:style-name="T7">&lt;LEMSLite&gt;</text:span></text:p>
            <text:p><text:span text:style-name="T7"><text:s/></text:span></text:p>
            <text:p><text:span text:style-name="T7"><text:s text:c="4"/></text:span><text:span text:style-name="T8">&lt;DiscreteUpdateComponent name="lif_neuron"&gt;</text:span></text:p>
            <text:p><text:span text:style-name="T9"/></text:p>
            <text:p><text:span text:style-name="T9"><text:s text:c="8"/></text:span><text:span text:style-name="T10">&lt;Interface&gt;</text:span></text:p>
            <text:p><text:span text:style-name="T10"><text:s text:c="12"/></text:span><text:span text:style-name="T10">&lt;Parameter name="bias"/&gt;</text:span></text:p>
            <text:p><text:span text:style-name="T10"><text:s text:c="12"/></text:span><text:span text:style-name="T10">&lt;Parameter name="gain"/&gt;</text:span></text:p>
            <text:p><text:span text:style-name="T10"><text:s text:c="12"/></text:span><text:span text:style-name="T10">&lt;Parameter name="constInput"/&gt;</text:span></text:p>
            <text:p><text:span text:style-name="T10"><text:s text:c="12"/></text:span></text:p>
            <text:p><text:span text:style-name="T10"><text:s text:c="12"/></text:span><text:span text:style-name="T10">&lt;InputEventPort name="spike-in"&gt;</text:span></text:p>
            <text:p><text:span text:style-name="T10"><text:s text:c="16"/></text:span><text:span text:style-name="T10">&lt;Parameter name="weight"/&gt;</text:span></text:p>
            <text:p><text:span text:style-name="T10"><text:s text:c="12"/></text:span><text:span text:style-name="T10">&lt;/InputEventPort&gt;</text:span></text:p>
            <text:p><text:span text:style-name="T10"><text:s text:c="12"/></text:span></text:p>
            <text:p><text:span text:style-name="T10"><text:s text:c="12"/></text:span><text:span text:style-name="T10">&lt;OutputEventPort name="spike-out"/&gt; <text:s text:c="11"/></text:span></text:p>
            <text:p><text:span text:style-name="T10"/></text:p>
            <text:p><text:span text:style-name="T10"><text:s text:c="12"/></text:span><text:span text:style-name="T10">&lt;Constant name="one_over_rc_float" value="0.0488281"/&gt;</text:span></text:p>
            <text:p><text:span text:style-name="T10"><text:s text:c="12"/></text:span><text:span text:style-name="T10">&lt;Constant name="ptsc_scale_float" value="0.154279"/&gt;</text:span></text:p>
            <text:p><text:span text:style-name="T10"/></text:p>
            <text:p><text:span text:style-name="T10"><text:s text:c="12"/></text:span><text:span text:style-name="T10">&lt;OutputVariable name="v"/&gt;</text:span></text:p>
            <text:p><text:span text:style-name="T10"><text:s text:c="8"/></text:span><text:span text:style-name="T10">&lt;/Interface&gt;</text:span></text:p>
            <text:p><text:span text:style-name="T10"/></text:p>
            <text:p><text:span text:style-name="T9"><text:s text:c="8"/></text:span><text:span text:style-name="T11">&lt;State&gt;</text:span></text:p>
            <text:p><text:span text:style-name="T11"><text:s text:c="12"/></text:span><text:span text:style-name="T11">&lt;StateVariable name="v"/&gt;</text:span></text:p>
            <text:p><text:span text:style-name="T11"><text:s text:c="12"/></text:span><text:span text:style-name="T11">&lt;StateVariable name="inp"/&gt;</text:span></text:p>
            <text:p><text:span text:style-name="T11"><text:s text:c="12"/></text:span><text:span text:style-name="T11">&lt;StateVariable name="ref"/&gt;</text:span></text:p>
            <text:p><text:span text:style-name="T11"><text:s text:c="8"/></text:span><text:span text:style-name="T11">&lt;/State&gt;</text:span></text:p>
            <text:p><text:span text:style-name="T9"/></text:p>
            <text:p><text:span text:style-name="T9"><text:s text:c="8"/></text:span><text:span text:style-name="T12">&lt;Step&gt;</text:span></text:p>
            <text:p><text:span text:style-name="T12"><text:s text:c="12"/></text:span><text:span text:style-name="T12">&lt;Var name="total" value="(gain * (inp + constInput)) + bias"/&gt;</text:span></text:p>
            <text:p><text:span text:style-name="T12"><text:s text:c="12"/></text:span><text:span text:style-name="T12">&lt;Var name="dv" value="(total-v) * one_over_rc_float"/&gt;</text:span></text:p>
            <text:p><text:span text:style-name="T12"><text:s text:c="12"/></text:span><text:span text:style-name="T12">&lt;Update variable="v" value="v + dv"/&gt;</text:span></text:p>
            <text:p><text:span text:style-name="T12"><text:s text:c="12"/></text:span><text:span text:style-name="T12">&lt;Update variable="inp" value="inp * (1. - ptsc_scale_float)"/&gt;</text:span></text:p>
            <text:p><text:span text:style-name="T12"><text:s text:c="12"/></text:span><text:span text:style-name="T12">&lt;Output variable="v" value="v"/&gt;</text:span></text:p>
            <text:p><text:span text:style-name="T12"><text:s text:c="8"/></text:span><text:span text:style-name="T12">&lt;/Step&gt;</text:span></text:p>
            <text:p><text:span text:style-name="T12"/></text:p>
            <text:p><text:span text:style-name="T12"><text:s text:c="8"/></text:span><text:span text:style-name="T12">&lt;OnEvent port="spike-in" &gt;</text:span></text:p>
            <text:p><text:span text:style-name="T12"><text:s text:c="12"/></text:span><text:span text:style-name="T12">&lt;Update variable="inp" value="inp + weight * one_over rc"/&gt;</text:span></text:p>
            <text:p><text:span text:style-name="T12"><text:s text:c="8"/></text:span><text:span text:style-name="T12">&lt;/OnEvent&gt;</text:span></text:p>
            <text:p><text:span text:style-name="T12"/></text:p>
            <text:p><text:span text:style-name="T12"><text:s text:c="8"/></text:span><text:span text:style-name="T12">&lt;OnCondition if="v .gt. 1.0"&gt;</text:span></text:p>
            <text:p><text:span text:style-name="T12"><text:s text:c="12"/></text:span><text:span text:style-name="T12">&lt;Update variable="v" value="0"/&gt;</text:span></text:p>
            <text:p><text:span text:style-name="T12"><text:s text:c="12"/></text:span><text:span text:style-name="T12">&lt;Update variable="ref" value="2"/&gt;</text:span></text:p>
            <text:p><text:span text:style-name="T12"><text:s text:c="12"/></text:span><text:span text:style-name="T12">&lt;Emit port="spike-out"/&gt;</text:span></text:p>
            <text:p><text:span text:style-name="T12"><text:s text:c="8"/></text:span><text:span text:style-name="T12">&lt;/OnCondition&gt;</text:span></text:p>
            <text:p><text:span text:style-name="T12"><text:s text:c="8"/></text:span></text:p>
            <text:p><text:span text:style-name="T12"><text:s text:c="8"/></text:span><text:span text:style-name="T12">&lt;OnCondition if="ref .gt. 0"&gt;</text:span></text:p>
            <text:p><text:span text:style-name="T12"><text:s text:c="12"/></text:span><text:span text:style-name="T12">&lt;Update variable="v" value="0"/&gt;</text:span></text:p>
            <text:p><text:span text:style-name="T12"><text:s text:c="12"/></text:span><text:span text:style-name="T12">&lt;Update variable="ref" value="ref-1"/&gt;</text:span></text:p>
            <text:p><text:span text:style-name="T12"><text:s text:c="8"/></text:span><text:span text:style-name="T12">&lt;/OnCondition&gt;</text:span></text:p>
            <text:p><text:span text:style-name="T13"><text:s text:c="8"/></text:span></text:p>
            <text:p><text:span text:style-name="T13"><text:s text:c="3"/></text:span><text:span text:style-name="T8"><text:s/></text:span><text:span text:style-name="T8">&lt;/DiscreteUpdateComponent&gt;</text:span></text:p>
            <text:p><text:span text:style-name="T9"/></text:p>
          </draw:text-box>
        </draw:frame>
        <draw:frame draw:style-name="gr15" draw:layer="layout" svg:width="15.209cm" svg:height="19.013cm" svg:x="12.791cm" svg:y="1.529cm">
          <draw:text-box>
            <text:p><text:s/><text:span text:style-name="T14">&lt;DataSources&gt;</text:span></text:p>
            <text:p><text:span text:style-name="T15"><text:s text:c="8"/></text:span><text:span text:style-name="T15">&lt;File name="mh_conv_level0" id="f_params_pop0" format="csv" shape="(5,3000)"/&gt;</text:span></text:p>
            <text:p><text:span text:style-name="T15"><text:s text:c="8"/></text:span><text:span text:style-name="T15">&lt;Array name="pop0_bias"&gt; &lt;FileSource file="f_params_pop0" column="1"/&gt; &lt;/Array&gt;</text:span></text:p>
            <text:p><text:span text:style-name="T15"><text:s text:c="2"/></text:span><text:span text:style-name="T14"><text:s/></text:span><text:span text:style-name="T14">&lt;/DataSources&gt;</text:span></text:p>
            <text:p><text:span text:style-name="T14"/></text:p>
            <text:p><text:span text:style-name="T15"/></text:p>
            <text:p><text:span text:style-name="T15"><text:s text:c="3"/></text:span><text:span text:style-name="T16">&lt;ComponentArray name="level0" component="lif_neuron" size="3000"&gt;</text:span></text:p>
            <text:p><text:span text:style-name="T17"><text:s text:c="8"/></text:span><text:span text:style-name="T17">&lt;Let parameter="constInput" array="pop0_constInput"/&gt;</text:span></text:p>
            <text:p><text:span text:style-name="T17"><text:s text:c="8"/></text:span><text:span text:style-name="T17">&lt;Let parameter="bias" array="pop0_bias"/&gt;</text:span></text:p>
            <text:p><text:span text:style-name="T17"><text:s text:c="8"/></text:span><text:span text:style-name="T17">&lt;Let parameter="gain" array="pop0_gain"/&gt;</text:span></text:p>
            <text:p><text:span text:style-name="T17"/></text:p>
            <text:p><text:span text:style-name="T17"><text:s text:c="8"/></text:span><text:span text:style-name="T17">&lt;Initialize stateVariable="inp" array="pop0_inp" /&gt;</text:span></text:p>
            <text:p><text:span text:style-name="T17"><text:s text:c="3"/></text:span><text:span text:style-name="T16"><text:s/></text:span><text:span text:style-name="T16">&lt;/ComponentArray&gt;</text:span></text:p>
            <text:p><text:span text:style-name="T15"/></text:p>
            <text:p><text:span text:style-name="T15"/></text:p>
            <text:p><text:span text:style-name="T15"><text:s text:c="4"/></text:span><text:span text:style-name="T18">&lt;EventConnections name="pop0_to_pop1" from="level0" to="level1"&gt;</text:span></text:p>
            <text:p><text:span text:style-name="T19"><text:s text:c="8"/></text:span><text:span text:style-name="T19">&lt;EventSource port="spike-out"/&gt;</text:span></text:p>
            <text:p><text:span text:style-name="T19"><text:s text:c="8"/></text:span><text:span text:style-name="T19">&lt;EventTarget port="spike-in"/&gt;</text:span></text:p>
            <text:p><text:span text:style-name="T19"/></text:p>
            <text:p><text:span text:style-name="T19"><text:s text:c="8"/></text:span><text:span text:style-name="T19">&lt;SourceTargetConnector&gt; </text:span></text:p>
            <text:p><text:span text:style-name="T19"><text:s text:c="14"/></text:span><text:span text:style-name="T19">&lt;FromArrayConnector pre="conn01_pre" post="conn01_post"/&gt; </text:span></text:p>
            <text:p><text:span text:style-name="T19"><text:s text:c="8"/></text:span><text:span text:style-name="T19">&lt;/SourceTargetConnector&gt;</text:span></text:p>
            <text:p><text:span text:style-name="T19"/></text:p>
            <text:p><text:span text:style-name="T19"><text:s text:c="8"/></text:span><text:span text:style-name="T19">&lt;ConnectionProperties&gt;</text:span></text:p>
            <text:p><text:span text:style-name="T19"><text:s text:c="12"/></text:span><text:span text:style-name="T19">&lt;Property name="weight" array="conn01_weight"/&gt;</text:span></text:p>
            <text:p><text:span text:style-name="T19"><text:s text:c="12"/></text:span><text:span text:style-name="T19">&lt;Delay value="0"/&gt;</text:span></text:p>
            <text:p><text:span text:style-name="T19"><text:s text:c="8"/></text:span><text:span text:style-name="T19">&lt;/ConnectionProperties&gt;</text:span></text:p>
            <text:p><text:span text:style-name="T19"/></text:p>
            <text:p><text:span text:style-name="T19"><text:s text:c="8"/></text:span><text:span text:style-name="T19">&lt;EventArguments&gt;</text:span></text:p>
            <text:p><text:span text:style-name="T19"><text:s text:c="12"/></text:span><text:span text:style-name="T19">&lt;Arg name="weight" value="connection.weight"/&gt;</text:span></text:p>
            <text:p><text:span text:style-name="T19"><text:s text:c="8"/></text:span><text:span text:style-name="T19">&lt;/EventArguments&gt;</text:span></text:p>
            <text:p><text:span text:style-name="T19"><text:s text:c="7"/></text:span></text:p>
            <text:p><text:span text:style-name="T19"><text:s text:c="4"/></text:span><text:span text:style-name="T18">&lt;/EventConnections&gt;</text:span></text:p>
            <text:p><text:span text:style-name="T19"/></text:p>
            <text:p><text:span text:style-name="T15"/></text:p>
            <text:p><text:span text:style-name="T15"><text:s text:c="4"/></text:span><text:span text:style-name="T20">&lt;Simulation name="handwriting_simulation" dt="1.0e-3" endTime="0.02"&gt;</text:span></text:p>
            <text:p><text:span text:style-name="T21"><text:s text:c="8"/></text:span><text:span text:style-name="T21">&lt;OutputFiles&gt;</text:span></text:p>
            <text:p><text:span text:style-name="T21"><text:s text:c="16"/></text:span><text:span text:style-name="T21">&lt;File id="f_out0_csv" name="f_out1.csv" format="csv"&gt;&lt;/File&gt;</text:span></text:p>
            <text:p><text:span text:style-name="T21"><text:s text:c="10"/></text:span><text:span text:style-name="T21">&lt;/OutputFiles&gt;</text:span></text:p>
            <text:p><text:span text:style-name="T21"/></text:p>
            <text:p><text:span text:style-name="T21"><text:s text:c="8"/></text:span><text:span text:style-name="T21">&lt;Recording startTime="0" endTime="1" interval="0.1"&gt;</text:span></text:p>
            <text:p><text:span text:style-name="T21"><text:s text:c="12"/></text:span><text:span text:style-name="T21">&lt;VariableRecording file="f_out0_csv" componentArray="level0" indices="1,2,3" variable="v"/&gt; <text:s/></text:span></text:p>
            <text:p><text:span text:style-name="T21"><text:s text:c="8"/></text:span><text:span text:style-name="T21">&lt;/Recording&gt;</text:span></text:p>
            <text:p><text:span text:style-name="T21"><text:s text:c="4"/></text:span></text:p>
            <text:p><text:span text:style-name="T21"><text:s text:c="4"/></text:span><text:span text:style-name="T20">&lt;/Simulation&gt;</text:span></text:p>
            <text:p><text:span text:style-name="T15"/></text:p>
            <text:p><text:span text:style-name="T15">&lt;/LEMSLite&gt;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/></text:p>
          </draw:text-box>
        </draw:frame>
        <presentation:notes draw:style-name="dp2">
          <draw:page-thumbnail draw:style-name="gr1" draw:layer="layout" svg:width="14.847cm" svg:height="11.134cm" svg:x="3.074cm" svg:y="2.258cm" draw:page-number="6" presentation:class="page"/>
          <draw:frame presentation:style-name="pr3" draw:text-style-name="P7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presentation:notes draw:style-name="dp2">
          <draw:page-thumbnail draw:style-name="gr1" draw:layer="layout" svg:width="14.847cm" svg:height="11.134cm" svg:x="3.074cm" svg:y="2.258cm" draw:page-number="7" presentation:class="page"/>
          <draw:frame presentation:style-name="pr3" draw:text-style-name="P7" draw:layer="layout" svg:width="16.801cm" svg:height="13.116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1.712cm" svg:x="1.428cm" svg:y="0.903cm" presentation:class="title" presentation:user-transformed="true">
          <draw:text-box>
            <text:list text:style-name="L1">
              <text:list-header>
                <text:p text:style-name="P1"><text:span text:style-name="T1">Summary: LEMS-Lite</text:span></text:p>
              </text:list-header>
            </text:list>
          </draw:text-box>
        </draw:frame>
        <draw:frame presentation:style-name="pr2" draw:text-style-name="P12" draw:layer="layout" svg:width="25.197cm" svg:height="13.861cm" svg:x="1.287cm" svg:y="4.802cm" presentation:class="outline" presentation:user-transformed="true">
          <draw:text-box>
            <text:list text:style-name="L2">
              <text:list-item>
                <text:p text:style-name="P10"><text:span text:style-name="T22">Acts as a fixed point between the LEMS specification and code generators</text:span></text:p>
              </text:list-item>
              <text:list-item>
                <text:p text:style-name="P10"><text:span text:style-name="T22">LEMS specification can be revised and extended without affecting downstream implementations provided we maintain the mappings to LEMS-Lite</text:span></text:p>
              </text:list-item>
              <text:list-item>
                <text:p text:style-name="P10"><text:span text:style-name="T22">lower-level description that nmodl, NineML etc </text:span></text:p>
                <text:list>
                  <text:list-item>
                    <text:p text:style-name="P11"><text:span text:style-name="T22">Descrives the post-discretization version of the model</text:span></text:p>
                  </text:list-item>
                  <text:list-item>
                    <text:p text:style-name="P11"><text:span text:style-name="T22">No ODEs, no neuroscience terminology</text:span></text:p>
                  </text:list-item>
                  <text:list-item>
                    <text:p text:style-name="P11"><text:span text:style-name="T23">No ambiguity in what is to be computed</text:span></text:p>
                    <text:p text:style-name="P11"><text:span text:style-name="T24"/></text:p>
                  </text:list-item>
                </text:list>
              </text:list-item>
            </text:list>
          </draw:text-box>
        </draw:frame>
        <draw:frame presentation:style-name="pr5" draw:layer="layout" svg:width="26.696cm" svg:height="1.196cm" svg:x="21.856cm" svg:y="19.428cm">
          <draw:text-box>
            <text:p><text:span text:style-name="T2">Map NeuroML/LEMS models to existing tools, such as Neuro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7cm" svg:height="11.134cm" svg:x="3.074cm" svg:y="2.258cm" draw:page-number="8" presentation:class="page"/>
          <draw:frame presentation:style-name="pr3" draw:text-style-name="P7" draw:layer="layout" svg:width="16.801cm" svg:height="13.116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064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599cm" fo:margin-bottom="0.101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6pt" fo:font-style="normal" fo:text-shadow="none" style:text-underline-style="none" fo:font-weight="normal" style:font-family-asian="'DejaVu Sans'" style:font-pitch-asian="variable" style:font-size-asian="26pt" style:font-style-asian="normal" style:font-weight-asian="normal" style:font-family-complex="'DejaVu Sans'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2pt" fo:font-style="normal" fo:text-shadow="none" style:text-underline-style="none" fo:font-weight="normal" style:font-family-asian="'DejaVu Sans'" style:font-pitch-asian="variable" style:font-size-asian="22pt" style:font-style-asian="normal" style:font-weight-asian="normal" style:font-family-complex="'DejaVu Sans'" style:font-pitch-complex="variable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4cm" fo:min-width="0cm" fo:padding-top="0cm" fo:padding-bottom="0cm" fo:padding-left="0cm" fo:padding-right="0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line-height="93%" fo:text-indent="0cm" style:line-break="strict" style:writing-mode="lr-tb"/>
    </style:style>
    <style:style style:name="MP5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93%" fo:text-align="end" fo:text-indent="0cm" style:line-break="strict" style:writing-mode="lr-tb"/>
    </style:style>
    <style:style style:name="MP7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3cm" svg:height="3.502cm" svg:x="1.397cm" svg:y="0.837cm" presentation:class="title" presentation:placeholder="true">
        <draw:text-box/>
      </draw:frame>
      <draw:frame presentation:style-name="Default-outline1" draw:layer="backgroundobjects" svg:width="25.193cm" svg:height="12.18cm" svg:x="1.397cm" svg:y="4.912cm" presentation:class="outline" presentation:placeholder="true">
        <draw:text-box/>
      </draw:frame>
      <draw:frame presentation:style-name="Mpr1" draw:layer="backgroundobjects" svg:width="6.517cm" svg:height="1.443cm" svg:x="1.397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72cm" svg:height="1.443cm" svg:x="9.578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8cm" svg:height="1.443cm" svg:x="20.073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page-thumbnail presentation:style-name="Default-title" draw:layer="backgroundobjects" svg:width="14.843cm" svg:height="11.131cm" svg:x="3.073cm" svg:y="2.258cm" presentation:class="page"/>
        <draw:frame presentation:style-name="Default-notes" draw:layer="backgroundobjects" svg:width="16.797cm" svg:height="13.362cm" svg:x="2.098cm" svg:y="14.106cm" presentation:class="notes" presentation:placeholder="true">
          <draw:text-box/>
        </draw:frame>
        <draw:frame draw:style-name="Mgr4" draw:text-style-name="MP5" draw:layer="backgroundobjects" svg:width="9.106cm" svg:height="1.483cm" svg:x="0cm" svg:y="0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5" draw:text-style-name="MP7" draw:layer="backgroundobjects" svg:width="9.106cm" svg:height="1.483cm" svg:x="11.889cm" svg:y="0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frame draw:style-name="Mgr6" draw:text-style-name="MP5" draw:layer="backgroundobjects" svg:width="9.106cm" svg:height="1.483cm" svg:x="0cm" svg:y="28.212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7" draw:text-style-name="MP7" draw:layer="backgroundobjects" svg:width="9.106cm" svg:height="1.483cm" svg:x="11.889cm" svg:y="28.212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bert </meta:initial-creator>
    <meta:creation-date>2010-09-19T15:35:27</meta:creation-date>
    <dc:creator>Robert Cannon</dc:creator>
    <dc:date>2013-12-17T08:26:23</dc:date>
    <meta:editing-cycles>28</meta:editing-cycles>
    <meta:editing-duration>PT14H57M30S</meta:editing-duration>
    <meta:generator>LibreOffice/3.5$Linux_X86_64 LibreOffice_project/350m1$Build-2</meta:generator>
    <meta:document-statistic meta:object-count="71"/>
  </office:meta>
</office:document-meta>
</file>